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paragraph-properties fo:margin-left="-0.4923in">
        <style:tab-stops/>
      </style:paragraph-properties>
    </style:style>
    <style:style style:name="P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7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9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0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2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4" style:parent-style-name="Normal" style:family="paragraph">
      <style:paragraph-properties fo:widows="2" fo:orphans="2" style:vertical-align="auto" style:line-height-at-least="0.1979in" fo:background-color="#030D22"/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6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0098DF" style:letter-kerning="false" fo:font-size="10.5pt" style:font-size-asian="10.5pt" style:font-size-complex="10.5pt" style:language-asian="es" style:country-asian="ES" style:language-complex="ar" style:country-complex="SA"/>
    </style:style>
    <style:style style:name="P1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8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0098DF" style:letter-kerning="false" fo:font-size="10.5pt" style:font-size-asian="10.5pt" style:font-size-complex="10.5pt" style:language-asian="es" style:country-asian="ES" style:language-complex="ar" style:country-complex="SA"/>
    </style:style>
    <style:style style:name="P1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0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0098DF" style:letter-kerning="false" fo:font-size="10.5pt" style:font-size-asian="10.5pt" style:font-size-complex="10.5pt" style:language-asian="es" style:country-asian="ES" style:language-complex="ar" style:country-complex="SA"/>
    </style:style>
    <style:style style:name="P21" style:parent-style-name="Normal" style:family="paragraph">
      <style:paragraph-properties fo:widows="2" fo:orphans="2" style:vertical-align="auto" style:line-height-at-least="0.1979in" fo:background-color="#030D22"/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2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4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6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P2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9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3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1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3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3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3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5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3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7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3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9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4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41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4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4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4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4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4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4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4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4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5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5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5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5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5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5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5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5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5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5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6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6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6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6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6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6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6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6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6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6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70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7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7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73" style:parent-style-name="Normal" style:family="paragraph">
      <style:paragraph-properties fo:widows="2" fo:orphans="2" style:vertical-align="auto" style:line-height-at-least="0.1979in" fo:background-color="#030D22"/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7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7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7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7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7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7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8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8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8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8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8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8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8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8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8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8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90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9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9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9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9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9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9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9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9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9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00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0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0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03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0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0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0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0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08" style:parent-style-name="Standard" style:family="paragraph">
      <style:paragraph-properties fo:margin-left="-0.4923in">
        <style:tab-stops/>
      </style:paragraph-properties>
    </style:style>
    <style:style style:name="P109" style:parent-style-name="Standard" style:family="paragraph">
      <style:paragraph-properties fo:margin-left="-0.4923in">
        <style:tab-stops/>
      </style:paragraph-properties>
    </style:style>
    <style:style style:name="P110" style:parent-style-name="Standard" style:family="paragraph">
      <style:paragraph-properties fo:margin-left="-0.4923in">
        <style:tab-stops/>
      </style:paragraph-properties>
    </style:style>
    <style:style style:name="P111" style:parent-style-name="Standard" style:family="paragraph">
      <style:paragraph-properties fo:margin-left="-0.4923in">
        <style:tab-stops/>
      </style:paragraph-properties>
    </style:style>
    <style:style style:name="P11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1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14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1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16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17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1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19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2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21" style:parent-style-name="Normal" style:family="paragraph">
      <style:paragraph-properties fo:widows="2" fo:orphans="2" style:vertical-align="auto" style:line-height-at-least="0.1979in" fo:background-color="#030D22"/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2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23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0098DF" style:letter-kerning="false" fo:font-size="10.5pt" style:font-size-asian="10.5pt" style:font-size-complex="10.5pt" style:language-asian="es" style:country-asian="ES" style:language-complex="ar" style:country-complex="SA"/>
    </style:style>
    <style:style style:name="P12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25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0098DF" style:letter-kerning="false" fo:font-size="10.5pt" style:font-size-asian="10.5pt" style:font-size-complex="10.5pt" style:language-asian="es" style:country-asian="ES" style:language-complex="ar" style:country-complex="SA"/>
    </style:style>
    <style:style style:name="P12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27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0098DF" style:letter-kerning="false" fo:font-size="10.5pt" style:font-size-asian="10.5pt" style:font-size-complex="10.5pt" style:language-asian="es" style:country-asian="ES" style:language-complex="ar" style:country-complex="SA"/>
    </style:style>
    <style:style style:name="P128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29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0098DF" style:letter-kerning="false" fo:font-size="10.5pt" style:font-size-asian="10.5pt" style:font-size-complex="10.5pt" style:language-asian="es" style:country-asian="ES" style:language-complex="ar" style:country-complex="SA"/>
    </style:style>
    <style:style style:name="P130" style:parent-style-name="Normal" style:family="paragraph">
      <style:paragraph-properties fo:widows="2" fo:orphans="2" style:vertical-align="auto" fo:margin-bottom="0.1666in" style:line-height-at-least="0.1979in" fo:background-color="#030D22"/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31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3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33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3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35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P13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3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3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40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4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42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4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44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4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46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14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48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14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50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5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53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5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5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5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5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5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6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61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6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6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6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6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6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6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6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6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7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7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7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7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7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7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7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78" style:parent-style-name="Normal" style:family="paragraph">
      <style:paragraph-properties fo:widows="2" fo:orphans="2" style:vertical-align="auto" style:line-height-at-least="0.1979in" fo:background-color="#030D22"/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79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8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8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8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8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8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8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8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8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8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8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90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9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9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93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9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9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19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19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19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19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0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01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0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0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0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0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0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0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0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09" style:parent-style-name="Standard" style:family="paragraph">
      <style:paragraph-properties fo:margin-left="-0.4923in">
        <style:tab-stops/>
      </style:paragraph-properties>
    </style:style>
    <style:style style:name="P210" style:parent-style-name="Standard" style:family="paragraph">
      <style:paragraph-properties fo:margin-left="-0.4923in">
        <style:tab-stops/>
      </style:paragraph-properties>
    </style:style>
    <style:style style:name="P211" style:parent-style-name="Standard" style:family="paragraph">
      <style:paragraph-properties fo:margin-left="-0.4923in">
        <style:tab-stops/>
      </style:paragraph-properties>
    </style:style>
    <style:style style:name="P21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1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14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1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16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17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1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19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2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21" style:parent-style-name="Normal" style:family="paragraph">
      <style:paragraph-properties fo:widows="2" fo:orphans="2" style:vertical-align="auto" style:line-height-at-least="0.1979in" fo:background-color="#030D22"/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22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23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0098DF" style:letter-kerning="false" fo:font-size="10.5pt" style:font-size-asian="10.5pt" style:font-size-complex="10.5pt" style:language-asian="es" style:country-asian="ES" style:language-complex="ar" style:country-complex="SA"/>
    </style:style>
    <style:style style:name="P224" style:parent-style-name="Normal" style:family="paragraph">
      <style:paragraph-properties fo:widows="2" fo:orphans="2" style:vertical-align="auto" style:line-height-at-least="0.1979in" fo:background-color="#030D22"/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22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26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0098DF" style:letter-kerning="false" fo:font-size="10.5pt" style:font-size-asian="10.5pt" style:font-size-complex="10.5pt" style:language-asian="es" style:country-asian="ES" style:language-complex="ar" style:country-complex="SA"/>
    </style:style>
    <style:style style:name="P22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28" style:parent-style-name="Fuentedepárrafopredeter." style:family="text">
      <style:text-properties style:font-name="Consolas" style:font-name-asian="Times New Roman" style:font-name-complex="Times New Roman" fo:font-style="italic" style:font-style-asian="italic" style:font-style-complex="italic" fo:color="#0098DF" style:letter-kerning="false" fo:font-size="10.5pt" style:font-size-asian="10.5pt" style:font-size-complex="10.5pt" style:language-asian="es" style:country-asian="ES" style:language-complex="ar" style:country-complex="SA"/>
    </style:style>
    <style:style style:name="P229" style:parent-style-name="Normal" style:family="paragraph">
      <style:paragraph-properties fo:widows="2" fo:orphans="2" style:vertical-align="auto" style:line-height-at-least="0.1979in" fo:background-color="#030D22"/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230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3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32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3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34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P23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3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37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3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39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4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41" style:parent-style-name="Fuentedepárrafopredeter." style:family="text">
      <style:text-properties style:font-name="Consolas" style:font-name-asian="Times New Roman" style:font-name-complex="Times New Roman" fo:color="#FFD400" style:letter-kerning="false" fo:font-size="10.5pt" style:font-size-asian="10.5pt" style:font-size-complex="10.5pt" style:language-asian="es" style:country-asian="ES" style:language-complex="ar" style:country-complex="SA"/>
    </style:style>
    <style:style style:name="T24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43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4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45" style:parent-style-name="Fuentedepárrafopredeter." style:family="text">
      <style:text-properties style:font-name="Consolas" style:font-name-asian="Times New Roman" style:font-name-complex="Times New Roman" fo:color="#0EF3FF" style:letter-kerning="false" fo:font-size="10.5pt" style:font-size-asian="10.5pt" style:font-size-complex="10.5pt" style:language-asian="es" style:country-asian="ES" style:language-complex="ar" style:country-complex="SA"/>
    </style:style>
    <style:style style:name="T24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4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4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4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5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5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5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5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5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55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56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5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58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5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6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61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6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6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6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6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6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6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6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6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7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71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7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7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7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7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7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77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78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79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80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81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82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83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84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8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8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8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8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8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9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9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9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9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9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29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9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29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29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29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00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01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02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03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04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T305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06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07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08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09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10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11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12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13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14" style:parent-style-name="Fuentedepárrafopredeter." style:family="text">
      <style:text-properties style:font-name="Consolas" style:font-name-asian="Times New Roman" style:font-name-complex="Times New Roman" fo:color="#FDFEFF" style:letter-kerning="false" fo:font-size="10.5pt" style:font-size-asian="10.5pt" style:font-size-complex="10.5pt" style:language-asian="es" style:country-asian="ES" style:language-complex="ar" style:country-complex="SA"/>
    </style:style>
    <style:style style:name="T315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  <style:style style:name="P316" style:parent-style-name="Normal" style:family="paragraph">
      <style:paragraph-properties fo:widows="2" fo:orphans="2" style:vertical-align="auto" style:line-height-at-least="0.1979in" fo:background-color="#030D22"/>
      <style:text-properties fo:hyphenate="true"/>
    </style:style>
    <style:style style:name="T317" style:parent-style-name="Fuentedepárrafopredeter." style:family="text">
      <style:text-properties style:font-name="Consolas" style:font-name-asian="Times New Roman" style:font-name-complex="Times New Roman" fo:color="#FF2E97" style:letter-kerning="false" fo:font-size="10.5pt" style:font-size-asian="10.5pt" style:font-size-complex="10.5pt" style:language-asian="es" style:country-asian="ES" style:language-complex="ar" style:country-complex="SA"/>
    </style:style>
  </office:automatic-styles>
  <office:body>
    <office:text text:use-soft-page-breaks="true">
      <text:p text:style-name="P1"/>
      <text:p text:style-name="P2">ESPACIOS DE NOMBRES</text:p>
      <text:p text:style-name="P3"/>
      <text:p text:style-name="Standard">1.- &lt;!--Crear una DTD, Equipos_Jugadores.xsd<text:s text:c="2"/>asociada a este fichero <text:s/>con nombres de espacios, llamado Equipos_Jugadores.xml.-→ <text:s/>--&gt;</text:p>
      <text:p text:style-name="P4"/>
      <text:p text:style-name="P5"><text:span text:style-name="T6">&lt;?xml</text:span><text:span text:style-name="T7"><text:s/>version</text:span><text:span text:style-name="T8">=</text:span><text:span text:style-name="T9">"1.0"</text:span><text:span text:style-name="T10"><text:s/>encoding</text:span><text:span text:style-name="T11">=</text:span><text:span text:style-name="T12">"UTF-8"</text:span><text:span text:style-name="T13">?&gt;</text:span></text:p>
      <text:p text:style-name="P14"/>
      <text:p text:style-name="P15"><text:span text:style-name="T16">&lt;!-- Alberto Gómez Morales - 1º DAW --&gt;</text:span></text:p>
      <text:p text:style-name="P17"><text:span text:style-name="T18">&lt;!--Crear una XSD, Equipos_Jugadores.dtd  asociada a este fichero  con nombres de espacios,</text:span></text:p>
      <text:p text:style-name="P19"><text:span text:style-name="T20">llamado Equipos_Jugadores.xml.-→  --&gt;</text:span></text:p>
      <text:p text:style-name="P21"/>
      <text:p text:style-name="P22"><text:span text:style-name="T23">&lt;liga<text:s/></text:span><text:span text:style-name="T24">xmlns:xsi</text:span><text:span text:style-name="T25">=</text:span><text:span text:style-name="T26">"http://www.w3.org/2001/XMLSchema-instance"</text:span></text:p>
      <text:p text:style-name="P27"><text:span text:style-name="T28"> </text:span><text:span text:style-name="T29">xsi:noNamespaceSchemaLocation</text:span><text:span text:style-name="T30">=</text:span><text:span text:style-name="T31">"Equipos_Jugadores.xsd"</text:span><text:span text:style-name="T32"><text:s/></text:span><text:span text:style-name="T33">xmlns:E</text:span><text:span text:style-name="T34">=</text:span><text:span text:style-name="T35">"Equipo"</text:span><text:span text:style-name="T36"><text:s/></text:span><text:span text:style-name="T37">xmlns:J</text:span><text:span text:style-name="T38">=</text:span><text:span text:style-name="T39">"Jugador"</text:span><text:span text:style-name="T40">&gt;</text:span></text:p>
      <text:p text:style-name="P41"><text:span text:style-name="T42">   <text:s/></text:span><text:span text:style-name="T43">&lt;E:equipo&gt;</text:span></text:p>
      <text:p text:style-name="P44"><text:span text:style-name="T45">       <text:s/></text:span><text:span text:style-name="T46">&lt;E:nombre&gt;</text:span><text:span text:style-name="T47">equipo1</text:span><text:span text:style-name="T48">&lt;/E:nombre&gt;</text:span></text:p>
      <text:p text:style-name="P49"><text:span text:style-name="T50">       <text:s/></text:span><text:span text:style-name="T51">&lt;J:jugadores&gt;</text:span></text:p>
      <text:p text:style-name="P52"><text:span text:style-name="T53">           <text:s/></text:span><text:span text:style-name="T54">&lt;J:nombre&gt;</text:span><text:span text:style-name="T55">jugador1</text:span><text:span text:style-name="T56">&lt;/J:nombre&gt;</text:span></text:p>
      <text:p text:style-name="P57"><text:span text:style-name="T58">           <text:s/></text:span><text:span text:style-name="T59">&lt;J:edad&gt;</text:span><text:span text:style-name="T60">20</text:span><text:span text:style-name="T61">&lt;/J:edad&gt;</text:span></text:p>
      <text:p text:style-name="P62"><text:span text:style-name="T63">           <text:s/></text:span><text:span text:style-name="T64">&lt;J:nacionalidad&gt;</text:span><text:span text:style-name="T65">española</text:span><text:span text:style-name="T66">&lt;/J:nacionalidad&gt;</text:span></text:p>
      <text:p text:style-name="P67"><text:span text:style-name="T68">       <text:s/></text:span><text:span text:style-name="T69">&lt;/J:jugadores&gt;</text:span></text:p>
      <text:p text:style-name="P70"><text:span text:style-name="T71">   <text:s/></text:span><text:span text:style-name="T72">&lt;/E:equipo&gt;</text:span></text:p>
      <text:p text:style-name="P73">   <text:s/></text:p>
      <text:p text:style-name="P74"><text:span text:style-name="T75">   <text:s/></text:span><text:span text:style-name="T76">&lt;E:equipo&gt;</text:span></text:p>
      <text:p text:style-name="P77"><text:span text:style-name="T78">       <text:s/></text:span><text:span text:style-name="T79">&lt;E:nombre&gt;</text:span><text:span text:style-name="T80">equipo2</text:span><text:span text:style-name="T81">&lt;/E:nombre&gt;</text:span></text:p>
      <text:p text:style-name="P82"><text:span text:style-name="T83">       <text:s/></text:span><text:span text:style-name="T84">&lt;J:jugadores&gt;</text:span></text:p>
      <text:p text:style-name="P85"><text:span text:style-name="T86">           <text:s/></text:span><text:span text:style-name="T87">&lt;J:nombre&gt;</text:span><text:span text:style-name="T88">jugador2</text:span><text:span text:style-name="T89">&lt;/J:nombre&gt;</text:span></text:p>
      <text:p text:style-name="P90"><text:span text:style-name="T91">           <text:s/></text:span><text:span text:style-name="T92">&lt;J:edad&gt;</text:span><text:span text:style-name="T93">20</text:span><text:span text:style-name="T94">&lt;/J:edad&gt;</text:span></text:p>
      <text:p text:style-name="P95"><text:span text:style-name="T96">           <text:s/></text:span><text:span text:style-name="T97">&lt;J:nacionalidad&gt;</text:span><text:span text:style-name="T98">española</text:span><text:span text:style-name="T99">&lt;/J:nacionalidad&gt;</text:span></text:p>
      <text:p text:style-name="P100"><text:span text:style-name="T101">       <text:s/></text:span><text:span text:style-name="T102">&lt;/J:jugadores&gt;</text:span></text:p>
      <text:p text:style-name="P103"><text:span text:style-name="T104">   <text:s/></text:span><text:span text:style-name="T105">&lt;/E:equipo&gt;</text:span></text:p>
      <text:p text:style-name="P106"><text:span text:style-name="T107">&lt;/liga&gt;</text:span></text:p>
      <text:p text:style-name="P108"/>
      <text:p text:style-name="P109"/>
      <text:p text:style-name="Standard">2.- &lt;!-- Enunciado dado una relación de asistentes formada por alumnos y profesores,</text:p>
      <text:p text:style-name="Standard"><text:s/>y cada uno de ellos tiene nombre.</text:p>
      <text:p text:style-name="Standard">Hay varios alumnos y varios profesores. Definir un nombre de espacio para cada uno</text:p>
      <text:p text:style-name="Standard">de ellos alumnos_profesores.xml.</text:p>
      <text:p text:style-name="P110">Asociarle una definición<text:s/>XSD--&gt;</text:p>
      <text:p text:style-name="P111"/>
      <text:p text:style-name="P112"><text:span text:style-name="T113">&lt;?xml</text:span><text:span text:style-name="T114"><text:s/>version</text:span><text:span text:style-name="T115">=</text:span><text:span text:style-name="T116">"1.0"</text:span><text:span text:style-name="T117"><text:s/>encoding</text:span><text:span text:style-name="T118">=</text:span><text:span text:style-name="T119">"UTF-8"</text:span><text:span text:style-name="T120">?&gt;</text:span></text:p>
      <text:p text:style-name="P121"/>
      <text:p text:style-name="P122"><text:span text:style-name="T123">&lt;!-- Alberto Gómez Morales - 1º DAW --&gt;</text:span></text:p>
      <text:p text:style-name="P124"><text:span text:style-name="T125">&lt;!-- Enunciado dado una relación de asistentes formada por alumnos y profesores,</text:span></text:p>
      <text:p text:style-name="P126"><text:span text:style-name="T127">y cada uno de ellos tiene nombre. Hay varios alumnos y varios profesores. Definir</text:span></text:p>
      <text:p text:style-name="P128"><text:span text:style-name="T129">un nombre de espacio para cada uno de ellos alumnos_profesores.xml. Asociarle una definición XSD --&gt;</text:span></text:p>
      <text:p text:style-name="P130"/>
      <text:p text:style-name="P131"><text:span text:style-name="T132">&lt;asistentes<text:s/></text:span><text:span text:style-name="T133">xmlns:xsi</text:span><text:span text:style-name="T134">=</text:span><text:span text:style-name="T135">"http://www.w3.org/2001/XMLSchema-instance"</text:span></text:p>
      <text:soft-page-break/>
      <text:p text:style-name="P136"><text:span text:style-name="T137"> </text:span><text:span text:style-name="T138">xsi:noNamespaceSchemaLocation</text:span><text:span text:style-name="T139">=</text:span><text:span text:style-name="T140">"alumnos_profesores.xsd"</text:span><text:span text:style-name="T141"><text:s/></text:span><text:span text:style-name="T142">xmlns:P</text:span><text:span text:style-name="T143">=</text:span><text:span text:style-name="T144">"profesores"</text:span><text:span text:style-name="T145"><text:s/></text:span><text:span text:style-name="T146">xmlns:A</text:span><text:span text:style-name="T147">=</text:span><text:span text:style-name="T148">"alumnos"</text:span><text:span text:style-name="T149">&gt;</text:span></text:p>
      <text:p text:style-name="P150"><text:span text:style-name="T151">   <text:s/></text:span><text:span text:style-name="T152">&lt;P:profesores&gt;</text:span></text:p>
      <text:p text:style-name="P153"><text:span text:style-name="T154">       <text:s/></text:span><text:span text:style-name="T155">&lt;P:profesor&gt;</text:span></text:p>
      <text:p text:style-name="P156"><text:span text:style-name="T157">           <text:s/></text:span><text:span text:style-name="T158">&lt;P:nombre&gt;</text:span><text:span text:style-name="T159">Profesor 1</text:span><text:span text:style-name="T160">&lt;/P:nombre&gt;</text:span></text:p>
      <text:p text:style-name="P161"><text:span text:style-name="T162">       <text:s/></text:span><text:span text:style-name="T163">&lt;/P:profesor&gt;</text:span></text:p>
      <text:p text:style-name="P164"><text:span text:style-name="T165">       <text:s/></text:span><text:span text:style-name="T166">&lt;P:profesor&gt;</text:span></text:p>
      <text:p text:style-name="P167"><text:span text:style-name="T168">       <text:s/></text:span><text:span text:style-name="T169">&lt;P:nombre&gt;</text:span><text:span text:style-name="T170">Profesor 2</text:span><text:span text:style-name="T171">&lt;/P:nombre&gt;</text:span></text:p>
      <text:p text:style-name="P172"><text:span text:style-name="T173">       <text:s/></text:span><text:span text:style-name="T174">&lt;/P:profesor&gt;</text:span></text:p>
      <text:p text:style-name="P175"><text:span text:style-name="T176">   <text:s/></text:span><text:span text:style-name="T177">&lt;/P:profesores&gt;</text:span></text:p>
      <text:p text:style-name="P178"/>
      <text:p text:style-name="P179"><text:span text:style-name="T180">   <text:s/></text:span><text:span text:style-name="T181">&lt;A:alumnos&gt;</text:span></text:p>
      <text:p text:style-name="P182"><text:span text:style-name="T183">       <text:s/></text:span><text:span text:style-name="T184">&lt;A:alumno&gt;</text:span></text:p>
      <text:p text:style-name="P185"><text:span text:style-name="T186">           <text:s/></text:span><text:span text:style-name="T187">&lt;A:nombre&gt;</text:span><text:span text:style-name="T188">Alumno 1</text:span><text:span text:style-name="T189">&lt;/A:nombre&gt;</text:span></text:p>
      <text:p text:style-name="P190"><text:span text:style-name="T191">       <text:s/></text:span><text:span text:style-name="T192">&lt;/A:alumno&gt;</text:span></text:p>
      <text:p text:style-name="P193"><text:span text:style-name="T194">       <text:s/></text:span><text:span text:style-name="T195">&lt;A:alumno&gt;</text:span></text:p>
      <text:p text:style-name="P196"><text:span text:style-name="T197">           <text:s/></text:span><text:span text:style-name="T198">&lt;A:nombre&gt;</text:span><text:span text:style-name="T199">Alumno 2</text:span><text:span text:style-name="T200">&lt;/A:nombre&gt;</text:span></text:p>
      <text:p text:style-name="P201"><text:span text:style-name="T202">       <text:s/></text:span><text:span text:style-name="T203">&lt;/A:alumno&gt;</text:span></text:p>
      <text:p text:style-name="P204"><text:span text:style-name="T205">   <text:s/></text:span><text:span text:style-name="T206">&lt;/A:alumnos&gt;</text:span></text:p>
      <text:p text:style-name="P207"><text:span text:style-name="T208">&lt;/asistentes&gt;</text:span></text:p>
      <text:p text:style-name="P209"/>
      <text:p text:style-name="P210"><text:tab/><text:tab/></text:p>
      <text:p text:style-name="P211"/>
      <text:p text:style-name="Standard">3.- &lt;!--EJERCICIO crear dos espacios de nombres uno para los elementos de una revista y otro para los elementos de html, con una tabla sencilla. La revista forma el raiz, tiene un title, y dentro de las celdas de la tabla va el autor, precio, paginas, fecha también de la revista.</text:p>
      <text:p text:style-name="Standard">Revistas_Tablas.xml --&gt;</text:p>
      <text:p text:style-name="Standard"/>
      <text:p text:style-name="P212"><text:span text:style-name="T213">&lt;?xml</text:span><text:span text:style-name="T214"><text:s/>version</text:span><text:span text:style-name="T215">=</text:span><text:span text:style-name="T216">"1.0"</text:span><text:span text:style-name="T217"><text:s/>encoding</text:span><text:span text:style-name="T218">=</text:span><text:span text:style-name="T219">"UTF-8"</text:span><text:span text:style-name="T220">?&gt;</text:span></text:p>
      <text:p text:style-name="P221"/>
      <text:p text:style-name="P222"><text:span text:style-name="T223">&lt;!-- Alberto Gómez Morales - 1º DAW --&gt;</text:span></text:p>
      <text:p text:style-name="P224"/>
      <text:p text:style-name="P225"><text:span text:style-name="T226">&lt;!--EJERCICIO crear dos espacios de nombres uno para los elementos de una revista y otro para los elementos de html, con una tabla sencilla. La revista forma el raiz, tiene un title, y dentro de las celdas de la tabla va el autor, precio, paginas, fecha también de la revista.</text:span></text:p>
      <text:p text:style-name="P227"><text:span text:style-name="T228">Revistas_Tablas.xml --&gt;</text:span></text:p>
      <text:p text:style-name="P229"/>
      <text:p text:style-name="P230"><text:span text:style-name="T231">&lt;revista<text:s/></text:span><text:span text:style-name="T232">xmlns:xsi</text:span><text:span text:style-name="T233">=</text:span><text:span text:style-name="T234">"http://www.w3.org/2001/XMLSchema-instance"</text:span></text:p>
      <text:p text:style-name="P235"><text:span text:style-name="T236"> </text:span><text:span text:style-name="T237">xsi:noNamespaceSchemaLocation</text:span><text:span text:style-name="T238">=</text:span><text:span text:style-name="T239">"Revistas_Tablas.xsd"</text:span><text:span text:style-name="T240"><text:s/></text:span><text:span text:style-name="T241">xmlns:R</text:span><text:span text:style-name="T242">=</text:span><text:span text:style-name="T243">"Revista"</text:span><text:span text:style-name="T244">xmlns:T=</text:span><text:span text:style-name="T245">"Tabla"</text:span><text:span text:style-name="T246">&gt;</text:span></text:p>
      <text:p text:style-name="P247"><text:span text:style-name="T248"> <text:s/></text:span><text:span text:style-name="T249">&lt;R:titulo&gt;</text:span><text:span text:style-name="T250">Revista1</text:span><text:span text:style-name="T251">&lt;/R:titulo&gt;</text:span></text:p>
      <text:p text:style-name="P252"><text:span text:style-name="T253"> <text:s/></text:span><text:span text:style-name="T254">&lt;T:tabla&gt;</text:span></text:p>
      <text:p text:style-name="P255"><text:span text:style-name="T256">   <text:s/></text:span><text:span text:style-name="T257">&lt;T:tr&gt;</text:span></text:p>
      <text:p text:style-name="P258"><text:span text:style-name="T259">     <text:s/></text:span><text:span text:style-name="T260">&lt;T:td&gt;</text:span></text:p>
      <text:p text:style-name="P261"><text:span text:style-name="T262">       <text:s/></text:span><text:span text:style-name="T263">&lt;R:autor&gt;</text:span><text:span text:style-name="T264">Autor1</text:span><text:span text:style-name="T265">&lt;/R:autor&gt;</text:span></text:p>
      <text:p text:style-name="P266"><text:span text:style-name="T267">       <text:s/></text:span><text:span text:style-name="T268">&lt;R:precio&gt;</text:span><text:span text:style-name="T269">10</text:span><text:span text:style-name="T270">&lt;/R:precio&gt;</text:span></text:p>
      <text:p text:style-name="P271"><text:span text:style-name="T272">       <text:s/></text:span><text:span text:style-name="T273">&lt;R:paginas&gt;</text:span><text:span text:style-name="T274">100</text:span><text:span text:style-name="T275">&lt;/R:paginas&gt;</text:span></text:p>
      <text:p text:style-name="P276"><text:span text:style-name="T277">       <text:s/></text:span><text:span text:style-name="T278">&lt;R:fecha&gt;</text:span><text:span text:style-name="T279">2022-01-01</text:span><text:span text:style-name="T280">&lt;/R:fecha&gt;</text:span></text:p>
      <text:p text:style-name="P281"><text:span text:style-name="T282">     <text:s/></text:span><text:span text:style-name="T283">&lt;/T:td&gt;</text:span></text:p>
      <text:p text:style-name="P284"><text:span text:style-name="T285">     <text:s/></text:span><text:span text:style-name="T286">&lt;T:td&gt;</text:span></text:p>
      <text:p text:style-name="P287"><text:span text:style-name="T288">       <text:s/></text:span><text:span text:style-name="T289">&lt;R:autor&gt;</text:span><text:span text:style-name="T290">Autor2</text:span><text:span text:style-name="T291">&lt;/R:autor&gt;</text:span></text:p>
      <text:p text:style-name="P292"><text:span text:style-name="T293">       <text:s/></text:span><text:span text:style-name="T294">&lt;R:precio&gt;</text:span><text:span text:style-name="T295">20</text:span><text:span text:style-name="T296">&lt;/R:precio&gt;</text:span></text:p>
      <text:soft-page-break/>
      <text:p text:style-name="P297"><text:span text:style-name="T298">       <text:s/></text:span><text:span text:style-name="T299">&lt;R:paginas&gt;</text:span><text:span text:style-name="T300">200</text:span><text:span text:style-name="T301">&lt;/R:paginas&gt;</text:span></text:p>
      <text:p text:style-name="P302"><text:span text:style-name="T303">       <text:s/></text:span><text:span text:style-name="T304">&lt;R:fecha&gt;</text:span><text:span text:style-name="T305">2022-02-02</text:span><text:span text:style-name="T306">&lt;/R:fecha&gt;</text:span></text:p>
      <text:p text:style-name="P307"><text:span text:style-name="T308">     <text:s/></text:span><text:span text:style-name="T309">&lt;/T:td&gt;</text:span></text:p>
      <text:p text:style-name="P310"><text:span text:style-name="T311">   <text:s/></text:span><text:span text:style-name="T312">&lt;/T:tr&gt;</text:span></text:p>
      <text:p text:style-name="P313"><text:span text:style-name="T314"> <text:s/></text:span><text:span text:style-name="T315">&lt;/T:tabla&gt;</text:span></text:p>
      <text:p text:style-name="P316"><text:span text:style-name="T317">&lt;/revista&gt;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902in" fo:margin-bottom="0.5in" fo:margin-right="0.551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513in"/>
      </style:header-style>
      <style:footer-style>
        <style:header-footer-properties style:dynamic-spacing="true" fo:min-height="0.0902in"/>
      </style:footer-style>
    </style:page-layout>
  </office:automatic-styles>
  <office:master-styles>
    <style:master-page style:name="MP0" style:page-layout-name="PL0">
      <style:header>
        <text:p text:style-name="Encabezado">Alberto Gómez Morales<text:tab/>1º DAW<text:tab/>Lenguaje de Marca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berto Gómez Morales</dc:creator>
    <meta:creation-date>2017-02-01T21:09:00Z</meta:creation-date>
    <dc:date>2023-02-02T08:25:00Z</dc:date>
    <meta:template xlink:href="Normal.dotm" xlink:type="simple"/>
    <meta:editing-cycles>37</meta:editing-cycles>
    <meta:editing-duration>PT2520S</meta:editing-duration>
    <meta:document-statistic meta:page-count="3" meta:paragraph-count="6" meta:word-count="535" meta:character-count="3473" meta:row-count="24" meta:non-whitespace-character-count="2944"/>
  </office:meta>
</office:document-meta>
</file>